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fo:language="en" fo:country="US" style:language-asian="zxx" style:country-asian="none" style:language-complex="zxx" style:country-complex="none"/>
    </style:style>
    <style:style style:name="P2" style:family="paragraph" style:parent-style-name="Text_20_body">
      <style:text-properties style:font-name="Calibri" fo:language="en" fo:country="US" officeooo:rsid="000b76f2" officeooo:paragraph-rsid="000b76f2" style:language-asian="zxx" style:country-asian="none" style:language-complex="zxx" style:country-complex="none"/>
    </style:style>
    <style:style style:name="P3" style:family="paragraph" style:parent-style-name="Text_20_body">
      <style:text-properties style:font-name="Calibri" fo:language="en" fo:country="US" officeooo:rsid="000c761f" officeooo:paragraph-rsid="000c761f" style:language-asian="zxx" style:country-asian="none" style:language-complex="zxx" style:country-complex="none"/>
    </style:style>
    <style:style style:name="P4" style:family="paragraph" style:parent-style-name="Text_20_body" style:list-style-name="L5">
      <style:text-properties style:font-name="Calibri" fo:language="en" fo:country="US" officeooo:rsid="000fd513" officeooo:paragraph-rsid="000fd513" style:language-asian="zxx" style:country-asian="none" style:language-complex="zxx" style:country-complex="none"/>
    </style:style>
    <style:style style:name="P5" style:family="paragraph" style:parent-style-name="Text_20_body" style:list-style-name="L5">
      <style:text-properties style:font-name="Calibri" fo:language="en" fo:country="US" officeooo:rsid="001118cb" officeooo:paragraph-rsid="001118cb" style:language-asian="zxx" style:country-asian="none" style:language-complex="zxx" style:country-complex="none"/>
    </style:style>
    <style:style style:name="P6" style:family="paragraph" style:parent-style-name="Text_20_body" style:list-style-name="L2">
      <style:text-properties style:font-name="Calibri" fo:language="en" fo:country="US" officeooo:rsid="000deaec" officeooo:paragraph-rsid="000deaec" style:language-asian="zxx" style:country-asian="none" style:language-complex="zxx" style:country-complex="none"/>
    </style:style>
    <style:style style:name="P7" style:family="paragraph" style:parent-style-name="Text_20_body" style:list-style-name="L4">
      <style:text-properties style:font-name="Calibri" fo:language="en" fo:country="US" officeooo:rsid="000deaec" officeooo:paragraph-rsid="000e4526" style:language-asian="zxx" style:country-asian="none" style:language-complex="zxx" style:country-complex="none"/>
    </style:style>
    <style:style style:name="P8" style:family="paragraph" style:parent-style-name="Text_20_body" style:list-style-name="L4">
      <style:text-properties style:font-name="Calibri" fo:language="en" fo:country="US" officeooo:rsid="000deaec" officeooo:paragraph-rsid="000deaec" style:language-asian="zxx" style:country-asian="none" style:language-complex="zxx" style:country-complex="none"/>
    </style:style>
    <style:style style:name="P9" style:family="paragraph" style:parent-style-name="Text_20_body" style:list-style-name="L4">
      <style:text-properties style:font-name="Calibri" fo:language="en" fo:country="US" officeooo:rsid="000deaec" officeooo:paragraph-rsid="001d3f58" style:language-asian="zxx" style:country-asian="none" style:language-complex="zxx" style:country-complex="none"/>
    </style:style>
    <style:style style:name="P10" style:family="paragraph" style:parent-style-name="Text_20_body" style:list-style-name="L5">
      <style:text-properties style:font-name="Calibri" fo:language="en" fo:country="US" officeooo:rsid="000deaec" officeooo:paragraph-rsid="001e4c6e" style:language-asian="zxx" style:country-asian="none" style:language-complex="zxx" style:country-complex="none"/>
    </style:style>
    <style:style style:name="P11" style:family="paragraph" style:parent-style-name="Text_20_body" style:list-style-name="L5">
      <style:text-properties style:font-name="Calibri" fo:language="en" fo:country="US" officeooo:rsid="000deaec" officeooo:paragraph-rsid="00200a40" style:language-asian="zxx" style:country-asian="none" style:language-complex="zxx" style:country-complex="none"/>
    </style:style>
    <style:style style:name="P12" style:family="paragraph" style:parent-style-name="Text_20_body" style:list-style-name="L5">
      <style:text-properties style:font-name="Calibri" fo:language="en" fo:country="US" officeooo:rsid="000ecb15" officeooo:paragraph-rsid="0021c481" style:language-asian="zxx" style:country-asian="none" style:language-complex="zxx" style:country-complex="none"/>
    </style:style>
    <style:style style:name="P13" style:family="paragraph" style:parent-style-name="Text_20_body" style:list-style-name="L5">
      <style:text-properties style:font-name="Calibri" fo:language="en" fo:country="US" officeooo:rsid="000ecb15" officeooo:paragraph-rsid="00228aa5" style:language-asian="zxx" style:country-asian="none" style:language-complex="zxx" style:country-complex="none"/>
    </style:style>
    <style:style style:name="P14" style:family="paragraph" style:parent-style-name="Text_20_body">
      <style:text-properties style:font-name="Calibri" fo:language="en" fo:country="US" officeooo:rsid="00125b92" officeooo:paragraph-rsid="00125b92" style:language-asian="zxx" style:country-asian="none" style:language-complex="zxx" style:country-complex="none"/>
    </style:style>
    <style:style style:name="P15" style:family="paragraph" style:parent-style-name="Text_20_body">
      <style:text-properties style:font-name="Calibri" fo:language="en" fo:country="US" officeooo:rsid="00154b66" officeooo:paragraph-rsid="00154b66" style:language-asian="zxx" style:country-asian="none" style:language-complex="zxx" style:country-complex="none"/>
    </style:style>
    <style:style style:name="P16" style:family="paragraph" style:parent-style-name="Text_20_body" style:list-style-name="L5">
      <style:text-properties style:font-name="Calibri" fo:language="en" fo:country="US" officeooo:rsid="00187a70" officeooo:paragraph-rsid="00228aa5" style:language-asian="zxx" style:country-asian="none" style:language-complex="zxx" style:country-complex="none"/>
    </style:style>
    <style:style style:name="P17" style:family="paragraph" style:parent-style-name="Text_20_body" style:list-style-name="L5">
      <style:text-properties style:font-name="Calibri" fo:language="en" fo:country="US" officeooo:rsid="001bcdd7" officeooo:paragraph-rsid="001e4c6e" style:language-asian="zxx" style:country-asian="none" style:language-complex="zxx" style:country-complex="none"/>
    </style:style>
    <style:style style:name="P18" style:family="paragraph" style:parent-style-name="Text_20_body" style:list-style-name="L5">
      <style:text-properties style:font-name="Calibri" fo:language="en" fo:country="US" officeooo:rsid="00205598" officeooo:paragraph-rsid="0021c816" style:language-asian="zxx" style:country-asian="none" style:language-complex="zxx" style:country-complex="none"/>
    </style:style>
    <style:style style:name="P19" style:family="paragraph" style:parent-style-name="Text_20_body">
      <style:text-properties officeooo:paragraph-rsid="001ba3f3"/>
    </style:style>
    <style:style style:name="P20" style:family="paragraph" style:parent-style-name="Text_20_body" style:list-style-name="L6">
      <style:text-properties officeooo:rsid="0021c481" officeooo:paragraph-rsid="0021c481"/>
    </style:style>
    <style:style style:name="P21" style:family="paragraph" style:parent-style-name="Text_20_body" style:list-style-name="L7">
      <style:text-properties officeooo:rsid="0021ec6e" officeooo:paragraph-rsid="0021ec6e"/>
    </style:style>
    <style:style style:name="P22" style:family="paragraph" style:parent-style-name="Text_20_body" style:list-style-name="L4">
      <style:paragraph-properties fo:break-before="page"/>
      <style:text-properties style:font-name="Calibri" fo:language="en" fo:country="US" officeooo:rsid="000deaec" officeooo:paragraph-rsid="000deaec" style:language-asian="zxx" style:country-asian="none" style:language-complex="zxx" style:country-complex="none"/>
    </style:style>
    <style:style style:name="P23" style:family="paragraph" style:parent-style-name="Heading_20_2">
      <style:text-properties style:font-name="Calibri" fo:language="en" fo:country="US" officeooo:rsid="000fd513" officeooo:paragraph-rsid="000fd513" style:language-asian="zxx" style:country-asian="none" style:language-complex="zxx" style:country-complex="none"/>
    </style:style>
    <style:style style:name="P24" style:family="paragraph" style:parent-style-name="Heading_20_2">
      <style:text-properties style:font-name="Calibri" fo:language="en" fo:country="US" officeooo:rsid="000deaec" officeooo:paragraph-rsid="000deaec" style:language-asian="zxx" style:country-asian="none" style:language-complex="zxx" style:country-complex="none"/>
    </style:style>
    <style:style style:name="P25" style:family="paragraph" style:parent-style-name="Heading_20_2">
      <style:text-properties style:font-name="Calibri" fo:language="en" fo:country="US" officeooo:rsid="00125b92" officeooo:paragraph-rsid="00125b92" style:language-asian="zxx" style:country-asian="none" style:language-complex="zxx" style:country-complex="none"/>
    </style:style>
    <style:style style:name="P26" style:family="paragraph" style:parent-style-name="Heading_20_1">
      <style:text-properties style:font-name="Calibri" fo:language="en" fo:country="US" officeooo:rsid="000acd9e" officeooo:paragraph-rsid="000acd9e" style:language-asian="zxx" style:country-asian="none" style:language-complex="zxx" style:country-complex="none"/>
    </style:style>
    <style:style style:name="T1" style:family="text">
      <style:text-properties officeooo:rsid="000acd9e"/>
    </style:style>
    <style:style style:name="T2" style:family="text">
      <style:text-properties officeooo:rsid="000fd513"/>
    </style:style>
    <style:style style:name="T3" style:family="text">
      <style:text-properties officeooo:rsid="00174729"/>
    </style:style>
    <style:style style:name="T4" style:family="text">
      <style:text-properties officeooo:rsid="0017ae39"/>
    </style:style>
    <style:style style:name="T5" style:family="text">
      <style:text-properties style:font-name="Calibri" fo:language="en" fo:country="US" style:language-asian="zxx" style:country-asian="none" style:language-complex="zxx" style:country-complex="none"/>
    </style:style>
    <style:style style:name="T6" style:family="text">
      <style:text-properties style:font-name="Calibri" fo:language="en" fo:country="US" officeooo:rsid="001739b5" style:language-asian="zxx" style:country-asian="none" style:language-complex="zxx" style:country-complex="none"/>
    </style:style>
    <style:style style:name="T7" style:family="text">
      <style:text-properties style:font-name="Calibri" fo:language="en" fo:country="US" officeooo:rsid="001ba3f3" style:language-asian="zxx" style:country-asian="none" style:language-complex="zxx" style:country-complex="none"/>
    </style:style>
    <style:style style:name="T8" style:family="text">
      <style:text-properties style:font-name="Calibri" fo:language="en" fo:country="US" officeooo:rsid="000deaec" style:language-asian="zxx" style:country-asian="none" style:language-complex="zxx" style:country-complex="none"/>
    </style:style>
    <style:style style:name="T9" style:family="text">
      <style:text-properties style:font-name="Calibri" fo:language="en" fo:country="US" officeooo:rsid="00187a70" style:language-asian="zxx" style:country-asian="none" style:language-complex="zxx" style:country-complex="none"/>
    </style:style>
    <style:style style:name="T10" style:family="text">
      <style:text-properties style:font-name="Calibri" fo:font-size="13pt" style:font-size-asian="13pt"/>
    </style:style>
    <style:style style:name="T11" style:family="text">
      <style:text-properties style:font-name="Calibri" fo:font-size="13pt" officeooo:rsid="001ba3f3" style:font-size-asian="13pt"/>
    </style:style>
    <style:style style:name="T12" style:family="text">
      <style:text-properties officeooo:rsid="001d3f58"/>
    </style:style>
    <style:style style:name="T13" style:family="text">
      <style:text-properties officeooo:rsid="001e4c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Ludum Dare 30 <text:s/>- <text:s/>- <text:s/>Connected Worlds</text:h>
      <text:p text:style-name="P1"><text:span text:style-name="T1"><text:s/></text:span></text:p>
      <text:p text:style-name="P1"/>
      <text:p text:style-name="P2">Podracer with phase shift</text:p>
      <text:p text:style-name="P2"/>
      <text:p text:style-name="P3">Obstacles different in different phases</text:p>
      <text:p text:style-name="P3"/>
      <text:p text:style-name="P3">Wireframe obstacles from the other phase</text:p>
      <text:p text:style-name="P3"/>
      <text:h text:style-name="P23" text:outline-level="2">Done?</text:h>
      <text:list xml:id="list6076802226051768127" text:style-name="L5">
        <text:list-item>
          <text:p text:style-name="P4">Boosters</text:p>
        </text:list-item>
        <text:list-item>
          <text:p text:style-name="P4">Podracer</text:p>
        </text:list-item>
        <text:list-item>
          <text:p text:style-name="P5">PodracerSound</text:p>
        </text:list-item>
        <text:list-item>
          <text:p text:style-name="P17">Menu</text:p>
        </text:list-item>
        <text:list-item>
          <text:p text:style-name="P10">Phase Shift</text:p>
        </text:list-item>
        <text:list-item>
          <text:p text:style-name="P11">Name</text:p>
        </text:list-item>
        <text:list-item>
          <text:p text:style-name="P12">Collision Explosion</text:p>
        </text:list-item>
        <text:list-item>
          <text:p text:style-name="P18">Kablar</text:p>
        </text:list-item>
        <text:list-item>
          <text:p text:style-name="P16">UI</text:p>
        </text:list-item>
        <text:list-item>
          <text:p text:style-name="P13">Models</text:p>
        </text:list-item>
      </text:list>
      <text:p text:style-name="P3"/>
      <text:h text:style-name="P24" text:outline-level="2">Todo</text:h>
      <text:list xml:id="list2040437221131169967" text:style-name="L2">
        <text:list-item>
          <text:p text:style-name="P6">Stabilize<text:span text:style-name="T2">r</text:span></text:p>
        </text:list-item>
        <text:list-item>
          <text:p text:style-name="P6">Levels</text:p>
        </text:list-item>
      </text:list>
      <text:h text:style-name="P24" text:outline-level="2">Optional</text:h>
      <text:list xml:id="list6102070271382913426" text:style-name="L7">
        <text:list-item>
          <text:p text:style-name="P21"><text:span text:style-name="T8">M</text:span><text:span text:style-name="T5">ore Music</text:span></text:p>
        </text:list-item>
      </text:list>
      <text:list xml:id="list7388141915925961041" text:style-name="L6">
        <text:list-item>
          <text:p text:style-name="P20"><text:span text:style-name="T8">R</text:span><text:span text:style-name="T5">andom Generation</text:span></text:p>
        </text:list-item>
      </text:list>
      <text:list xml:id="list1703151623786537073" text:style-name="L4">
        <text:list-item>
          <text:p text:style-name="P9">Leaderboard: <text:span text:style-name="T12">http://dreamlo.com/lb/1bBjy_6Ft0GTOHJIuUOa6gfbo2QKDP9UWr97Dz6PaUDQ</text:span></text:p>
        </text:list-item>
        <text:list-item>
          <text:p text:style-name="P7">Music</text:p>
        </text:list-item>
        <text:list-item>
          <text:p text:style-name="P8">More Levels</text:p>
        </text:list-item>
        <text:list-item>
          <text:p text:style-name="P8">Different podracers</text:p>
        </text:list-item>
        <text:list-item>
          <text:p text:style-name="P22"/>
        </text:list-item>
      </text:list>
      <text:h text:style-name="P25" text:outline-level="2">Lore</text:h>
      <text:p text:style-name="P14">Incredible discoveries in science led to new <text:span text:style-name="T3">devastating</text:span> weapons.</text:p>
      <text:p text:style-name="P14">And when the war came it didn't only destroy billions of lives it destroyed the very fabric of the universe. Spacetime was torn asunder.</text:p>
      <text:p text:style-name="P14">This wasn't however the end of all things. And the few struggling survivors found themselves in a universe that functioned in a new way with new rules <text:span text:style-name="T4">and new possibilities</text:span>.</text:p>
      <text:p text:style-name="P15">One of the biggest discoveries was the parallel dimensions, or phases as they are more often called. Have they always been there or are they another side effect of the war?</text:p>
      <text:p text:style-name="P19"><text:span text:style-name="T6">There are however some bright spots to break the monotony. The biggest of them is podracing, the speed and danger let's you forget everything and just live for the moment. <text:s/></text:span><text:span text:style-name="T7">Podracing combined with the Phase Shift </text:span><text:span text:style-name="T10">™ </text:span><text:span text:style-name="T7">technology makes the extreme sport of this brave new world.</text:span></text:p>
      <text:p text:style-name="P19"><text:span text:style-name="T7">So</text:span><text:span text:style-name="T6"> put your helmet on and fasten your seat belt, it's going to be a wild r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M25S</meta:editing-duration>
    <meta:editing-cycles>23</meta:editing-cycles>
    <meta:generator>LibreOffice/4.2.5.2$Windows_x86 LibreOffice_project/6ff819b65674ae6c83f3cbab9e4a4c2b292a7a94</meta:generator>
    <dc:date>2014-08-25T02:35:39.304000000</dc:date>
    <dc:creator>Anton Björklund</dc:creator>
    <meta:document-statistic meta:table-count="0" meta:image-count="0" meta:object-count="0" meta:page-count="2" meta:paragraph-count="34" meta:word-count="228" meta:character-count="1318" meta:non-whitespace-character-count="1136"/>
    <meta:user-defined meta:name="Info 1"/>
    <meta:user-defined meta:name="Info 2"/>
    <meta:user-defined meta:name="Info 3"/>
    <meta:user-defined meta:name="Info 4"/>
  </office:meta>
</office:document-meta>
</file>